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!DOCTYPE html&gt;<text:line-break/>&lt;html&gt;<text:line-break/>&lt;head&gt;<text:line-break/>&lt;title&gt;Hello World!&lt;/title&gt;<text:line-break/>&lt;link rel="stylesheet" href="bluestyle.css"&gt;<text:line-break/>&lt;/head&gt;<text:line-break/>&lt;body&gt;<text:line-break/><text:line-break/>&lt;h1&gt;Hello world!&lt;/h1&gt;<text:line-break/>&lt;div&gt;&lt;img src="img_hello_world.jpg" alt="Hello World from Space" style="width:100%;max-width:640px"&gt;&lt;/div&gt;<text:line-break/>&lt;p&gt;This is the first file in my new Git Repo.&lt;/p&gt;<text:line-break/>&lt;p&gt;This line is here to show how merging works.&lt;/p&gt;<text:line-break/>&lt;div&gt;&lt;img src="img_hello_git.jpg" alt="Hello Git" style="width:100%;max-width:640px"&gt;&lt;/div&gt;<text:line-break/><text:line-break/>&lt;/body&gt;<text:line-break/>&lt;/htm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7-01T17:29:04.338793421</dc:date>
    <meta:editing-duration>PT1M2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6" meta:character-count="458" meta:non-whitespace-character-count="411"/>
  </office:meta>
</office:document-meta>
</file>